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DatePicker.getForCompon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IDatePicker.broadcast( FacesEvent faces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DatePicker.onComponentCreated( FacesContext 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DatePicker.restoreState( FacesContext context , Object save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IDatePicker.ge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atePick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IDatePicker.setFor( String for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atePicker.getUIDateInput(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